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TestCase.verify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NGTests.verifyFin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NGTests.verifyIniti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LevelDirtiesContextWithAfterEachTestMethodModeTestCase.verifyContextWasAutowired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estCase.assertApplication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NGTests.verifyDirtiesContex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lassLevelDirtiesContextTestNGTests.runTestClassAndAssertStats( Class &lt; ? &gt; testClass , int expectedTest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LevelDirtiesContextWithDirtyMethodsTestCase.dirt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AfterEachTestMethodModeTestCase.verifyContextWasAutowire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CleanMethodsAndDefaultModeTestCase.verify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AfterEachTestMethodModeTestCase.verifyContextWasAutowire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CleanMethodsAndAfterClassModeTestCase.verify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TestNGTests.assertBehaviorForClean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